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000000360B8826FDD9C4CF06D.png" manifest:media-type="image/png"/>
  <manifest:file-entry manifest:full-path="Pictures/1000000000000360000003604C670566AA6B9B6A.png" manifest:media-type="image/png"/>
  <manifest:file-entry manifest:full-path="Pictures/100000000000036000000360F9BF93B2ADAB949E.png" manifest:media-type="image/png"/>
  <manifest:file-entry manifest:full-path="Pictures/10000000000003600000036038CF4B251D97B2D0.png" manifest:media-type="image/png"/>
  <manifest:file-entry manifest:full-path="Pictures/10000000000003600000036038542B6D6E1EF4D0.png" manifest:media-type="image/png"/>
  <manifest:file-entry manifest:full-path="Pictures/1000000000000360000003602725487464CECC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9.5cm" svg:x="1cm" svg:y="1cm">
          <draw:image xlink:href="Pictures/100000000000036000000360B8826FDD9C4CF06D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cm">
          <draw:image xlink:href="Pictures/1000000000000360000003604C670566AA6B9B6A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10.5cm">
          <draw:image xlink:href="Pictures/10000000000003600000036038CF4B251D97B2D0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0.5cm">
          <draw:image xlink:href="Pictures/10000000000003600000036038542B6D6E1EF4D0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20cm">
          <draw:image xlink:href="Pictures/100000000000036000000360F9BF93B2ADAB949E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20cm">
          <draw:image xlink:href="Pictures/1000000000000360000003602725487464CECC1D.png" xlink:type="simple" xlink:show="embed" xlink:actuate="onLoad">
            <text:p/>
          </draw:image>
        </draw:frame>
        <draw:frame draw:style-name="gr2" draw:text-style-name="P2" draw:layer="layout" svg:width="1.6cm" svg:height="1.5cm" svg:x="1.3cm" svg:y="9cm">
          <draw:text-box>
            <text:p>A</text:p>
          </draw:text-box>
        </draw:frame>
        <draw:frame draw:style-name="gr2" draw:text-style-name="P2" draw:layer="layout" svg:width="1.6cm" svg:height="1.5cm" svg:x="1.3cm" svg:y="18.5cm">
          <draw:text-box>
            <text:p>B</text:p>
          </draw:text-box>
        </draw:frame>
        <draw:frame draw:style-name="gr2" draw:text-style-name="P2" draw:layer="layout" svg:width="1.6cm" svg:height="1.5cm" svg:x="1.3cm" svg:y="28cm">
          <draw:text-box>
            <text:p>C</text:p>
          </draw:text-box>
        </draw:frame>
        <draw:frame draw:style-name="gr2" draw:text-style-name="P2" draw:layer="layout" svg:width="1.6cm" svg:height="1.5cm" svg:x="10.8cm" svg:y="28cm">
          <draw:text-box>
            <text:p>F</text:p>
          </draw:text-box>
        </draw:frame>
        <draw:frame draw:style-name="gr2" draw:text-style-name="P2" draw:layer="layout" svg:width="1.6cm" svg:height="1.5cm" svg:x="10.8cm" svg:y="18.5cm">
          <draw:text-box>
            <text:p>E</text:p>
          </draw:text-box>
        </draw:frame>
        <draw:frame draw:style-name="gr2" draw:text-style-name="P2" draw:layer="layout" svg:width="1.6cm" svg:height="1.5cm" svg:x="10.8cm" svg:y="9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1:54:16.304000000</meta:creation-date>
    <dc:date>2016-10-10T12:06:28.540000000</dc:date>
    <meta:editing-duration>PT12M12S</meta:editing-duration>
    <meta:editing-cycles>1</meta:editing-cycles>
    <meta:document-statistic meta:object-count="12"/>
    <meta:generator>LibreOffice/5.1.5.2$Windows_x86 LibreOffice_project/7a864d8825610a8c07cfc3bc01dd4fce6a9447e5</meta:generator>
  </office:meta>
</office:document-meta>
</file>